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22863a"/>
    </style:style>
    <style:style style:name="T2" style:family="text">
      <style:text-properties fo:color="#005cc5"/>
    </style:style>
    <style:style style:name="T3" style:family="text">
      <style:text-properties fo:color="#d73a49"/>
    </style:style>
    <style:style style:name="T4" style:family="text">
      <style:text-properties fo:color="#6f42c1"/>
    </style:style>
    <style:style style:name="T5" style:family="text">
      <style:text-properties officeooo:rsid="00151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span text:style-name="T5">body {</text:span></text:p>
      <text:p text:style-name="Standard"><text:tab/><text:span text:style-name="T5">height: 100vh;</text:span></text:p>
      <text:p text:style-name="Standard"><text:tab/><text:span text:style-name="T5">width: 100vh;</text:span></text:p>
      <text:p text:style-name="Standard"><text:tab/><text:span text:style-name="T5">margin: 0;</text:span></text:p>
      <text:p text:style-name="Standard"><text:tab/><text:span text:style-name="T5">background-color: teal;</text:span></text:p>
      <text:p text:style-name="Standard"><text:tab/><text:span text:style-name="T5">color: white;</text:span></text:p>
      <text:p text:style-name="Standard"><text:tab/><text:span text:style-name="T5">}</text:span></text:p>
      <text:p text:style-name="Standard">.<text:span text:style-name="T5">container {</text:span></text:p>
      <text:p text:style-name="Standard"><text:tab/><text:span text:style-name="T5">height: 100vh;</text:span></text:p>
      <text:p text:style-name="Standard"><text:tab/><text:span text:style-name="T5">display: grid;</text:span></text:p>
      <text:p text:style-name="Standard"><text:tab/><text:span text:style-name="T5">justify-content: center;</text:span></text:p>
      <text:p text:style-name="Standard"><text:tab/><text:span text:style-name="T5">align-items: center;</text:span></text:p>
      <text:p text:style-name="Standard"><text:tab/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9:49:04.373261803</meta:creation-date>
    <dc:date>2019-09-15T09:53:08.582701616</dc:date>
    <meta:editing-duration>PT4M8S</meta:editing-duration>
    <meta:editing-cycles>1</meta:editing-cycles>
    <meta:document-statistic meta:table-count="0" meta:image-count="0" meta:object-count="0" meta:page-count="1" meta:paragraph-count="13" meta:word-count="24" meta:character-count="178" meta:non-whitespace-character-count="154"/>
    <meta:generator>LibreOffice/6.2.2.2$Linux_X86_64 LibreOffice_project/20$Build-2</meta:generator>
  </office:meta>
</office:document-meta>
</file>